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svg:stroke-color="#000000" draw:fill="solid" draw:fill-color="#ffffff" draw:textarea-vertical-align="middle" draw:auto-grow-height="false" fo:min-height="0.749cm" fo:min-width="0.499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39cm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style:font-name="Courier 10 Pitch1"/>
    </style:style>
    <style:style style:name="P4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10 Pitch1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3cm" svg:x="4cm" svg:y="8cm">
          <text:p text:style-name="P1"><text:span text:style-name="T1">Model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8cm" svg:height="3.5cm" svg:x="5.1cm" svg:y="15.4cm">
          <text:p text:style-name="P1"><text:span text:style-name="T2">.blen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cm" svg:height="3.9cm" svg:x="5cm" svg:y="11.2cm">
          <text:p text:style-name="P1"/>
          <draw:enhanced-geometry svg:viewBox="0 0 21600 21600" draw:text-areas="?f0 ?f7 ?f2 21600" draw:type="up-arrow" draw:modifiers="6793.85933595145 5976.764522173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2.599cm" svg:height="0.806cm" draw:transform="rotate (1.56486220733812) translate (6.1cm 14.695cm)">
          <draw:text-box>
            <text:p><text:span text:style-name="T3">metadata</text:span></text:p>
          </draw:text-box>
        </draw:frame>
        <draw:custom-shape draw:style-name="gr4" draw:text-style-name="P1" draw:layer="layout" svg:width="4.2cm" svg:height="4.3cm" draw:transform="rotate (1.5685273987673) translate (10.045cm 13.14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5" draw:text-style-name="P1" draw:layer="layout" svg:width="2.9cm" svg:height="3.6cm" svg:x="11.013cm" svg:y="14.4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2.9cm" svg:height="3.6cm" svg:x="11.513cm" svg:y="14.8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2.9cm" svg:height="3.6cm" svg:x="12.013cm" svg:y="15.2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4" draw:layer="layout" svg:width="1.412cm" svg:height="0.806cm" svg:x="11.1cm" svg:y="9.2cm">
          <draw:text-box>
            <text:p><text:span text:style-name="T3">java</text:span></text:p>
          </draw:text-box>
        </draw:frame>
        <draw:frame draw:style-name="gr6" draw:text-style-name="P4" draw:layer="layout" svg:width="2.242cm" svg:height="0.806cm" draw:transform="rotate (-1.57289072189729) translate (13.211cm 9.839cm)">
          <draw:text-box>
            <text:p><text:span text:style-name="T3">facades</text:span></text:p>
          </draw:text-box>
        </draw:frame>
        <draw:frame draw:style-name="gr7" draw:text-style-name="P3" draw:layer="layout" svg:width="2.788cm" svg:height="0.989cm" svg:x="12.112cm" svg:y="16.5cm">
          <draw:text-box>
            <text:p text:style-name="P1"><text:span text:style-name="T2">.java</text:span></text:p>
          </draw:text-box>
        </draw:frame>
        <draw:custom-shape draw:style-name="gr8" draw:text-style-name="P1" draw:layer="layout" svg:width="13.4cm" svg:height="12.8cm" svg:x="3cm" svg:y="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lger Machens</meta:initial-creator>
    <meta:creation-date>2015-11-27T14:30:56.164401259</meta:creation-date>
    <dc:date>2015-12-15T19:51:57.647913673</dc:date>
    <dc:creator>Holger Machens</dc:creator>
    <meta:editing-duration>PT1H47M53S</meta:editing-duration>
    <meta:editing-cycles>6</meta:editing-cycles>
    <meta:generator>LibreOffice/4.2.8.2$Linux_X86_64 LibreOffice_project/420m0$Build-2</meta:generator>
    <meta:document-statistic meta:object-count="12"/>
  </office:meta>
</office:document-meta>
</file>